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 46" table:style-name="ta1" table:print="false">
        <table:table-column table:style-name="co1" table:default-cell-style-name="Default"/>
        <table:table-row table:style-name="ro1">
          <table:table-cell>
            <draw:frame table:end-cell-address="'week 46'.J32" table:end-x="1.421cm" table:end-y="0.236cm" draw:z-index="0" draw:style-name="gr1" svg:width="21.744cm" svg:height="14.236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 47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3"/>
          <table:table-cell table:style-name="ce4"/>
        </table:table-row>
        <table:table-row table:style-name="ro1">
          <table:table-cell table:style-name="ce2" office:value-type="string">
            <text:p>project:</text:p>
          </table:table-cell>
          <table:table-cell table:style-name="ce3" office:value-type="string">
            <text:p>Arcade game en jumbo website</text:p>
          </table:table-cell>
          <table:table-cell table:style-name="ce4"/>
        </table:table-row>
        <table:table-row table:style-name="ro1">
          <table:table-cell table:style-name="ce2" office:value-type="string">
            <text:p>naam:</text:p>
          </table:table-cell>
          <table:table-cell table:style-name="ce3" office:value-type="string">
            <text:p>Roy Kuijper</text:p>
          </table:table-cell>
          <table:table-cell table:style-name="ce4"/>
        </table:table-row>
        <table:table-row table:style-name="ro1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style-name="ce4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'week 46'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'week 47'.G24]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-11-2013</text:date>, <text:time>11:52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1-26T11:52:28.73</dc:date>
    <dc:creator>roy kuijper</dc:creator>
    <meta:editing-duration>PT2H44M26S</meta:editing-duration>
    <meta:editing-cycles>2</meta:editing-cycles>
    <meta:generator>OpenOffice/4.0.1$Win32 OpenOffice.org_project/401m5$Build-9714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number-columns-repeated="6"/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3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dinsdag</text:p>
          </table:table-cell>
          <table:table-cell office:value-type="date" office:date-value="2013-11-16">
            <text:p>1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opdrachten doornemen van dit blok</text:p>
          </table:table-cell>
          <table:table-cell table:formula="of:=[.D8]-[.C8]" office:value-type="time" office:time-value="PT00H35M00S">
            <text:p>00:3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09H21M00S">
            <text:p>09:21</text:p>
          </table:table-cell>
          <table:table-cell office:value-type="time" office:time-value="PT09H35M00S">
            <text:p>09:35</text:p>
          </table:table-cell>
          <table:table-cell office:value-type="float" office:value="2">
            <text:p>2</text:p>
          </table:table-cell>
          <table:table-cell office:value-type="string">
            <text:p>website kunnen openen met aptana</text:p>
          </table:table-cell>
          <table:table-cell table:formula="of:=[.D9]-[.C9]" office:value-type="time" office:time-value="PT00H14M00S">
            <text:p>00:14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10H15M00S">
            <text:p>10:15</text:p>
          </table:table-cell>
          <table:table-cell office:value-type="float" office:value="3">
            <text:p>3</text:p>
          </table:table-cell>
          <table:table-cell office:value-type="string">
            <text:p>met phpmyadmin de tabel login gemaakt met de velden id, email, password, activated, activationdate</text:p>
          </table:table-cell>
          <table:table-cell table:formula="of:=[.D10]-[.C10]" office:value-type="time" office:time-value="PT00H39M00S">
            <text:p>00:39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0H30M00S">
            <text:p>10:30</text:p>
          </table:table-cell>
          <table:table-cell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tabels invoeren op phpmyadmin</text:p>
          </table:table-cell>
          <table:table-cell table:formula="of:=[.D11]-[.C11]" office:value-type="time" office:time-value="PT00H25M00S">
            <text:p>00:2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0H56M00S">
            <text:p>10:56</text:p>
          </table:table-cell>
          <table:table-cell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database fotosjaak-am1a geexporteerd en in de workingdirectory gezet</text:p>
          </table:table-cell>
          <table:table-cell table:formula="of:=[.D12]-[.C12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11M00S">
            <text:p>11:11</text:p>
          </table:table-cell>
          <table:table-cell office:value-type="time" office:time-value="PT11H50M00S">
            <text:p>11:50</text:p>
          </table:table-cell>
          <table:table-cell office:value-type="float" office:value="6">
            <text:p>6</text:p>
          </table:table-cell>
          <table:table-cell office:value-type="string">
            <text:p>Laten conecten met de database een database classe gemaakt</text:p>
          </table:table-cell>
          <table:table-cell table:formula="of:=[.D13]-[.C13]" office:value-type="time" office:time-value="PT00H39M00S">
            <text:p>00:39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51M00S">
            <text:p>11:51</text:p>
          </table:table-cell>
          <table:table-cell office:value-type="time" office:time-value="PT12H00M00S">
            <text:p>12:00</text:p>
          </table:table-cell>
          <table:table-cell office:value-type="float" office:value="7">
            <text:p>7</text:p>
          </table:table-cell>
          <table:table-cell office:value-type="string">
            <text:p>Logboek afmaken week 46 + commits</text:p>
          </table:table-cell>
          <table:table-cell table:formula="of:=[.D14]-[.C14]" office:value-type="time" office:time-value="PT00H09M00S">
            <text:p>00:09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3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3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2H55M00S">
            <text:p>02:55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-11-2013</text:date>, <text:time>11:52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